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4dfcb"/>
    </style:style>
    <style:style style:name="P2" style:family="paragraph" style:parent-style-name="Preformatted_20_Text">
      <style:paragraph-properties fo:orphans="1" style:writing-mode="lr-tb"/>
      <style:text-properties officeooo:paragraph-rsid="0004dfcb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4dfcb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4dfcb"/>
    </style:style>
    <style:style style:name="P5" style:family="paragraph" style:parent-style-name="Preformatted_20_Text">
      <style:paragraph-properties fo:orphans="1"/>
      <style:text-properties officeooo:paragraph-rsid="0004dfcb"/>
    </style:style>
    <style:style style:name="P6" style:family="paragraph" style:parent-style-name="Text_20_body">
      <style:paragraph-properties fo:orphans="1"/>
      <style:text-properties officeooo:paragraph-rsid="0004d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Computing the Mass Gap Using COM Harmonic Structuring</text:span></text:p>
      <text:p text:style-name="P2"/>
      <text:p text:style-name="P2"><text:span text:style-name="Source_20_Text"># Define a function to compute the mass gap based on harmonic energy nodes</text:span></text:p>
      <text:p text:style-name="P2"><text:span text:style-name="Source_20_Text">def com_mass_gap(n, alpha=1/137):</text:span></text:p>
      <text:p text:style-name="P2"><text:span text:style-name="Source_20_Text"><text:s text:c="4"/>"""Computes the minimum energy required for a stable wave node (mass gap)."""</text:span></text:p>
      <text:p text:style-name="P2"><text:span text:style-name="Source_20_Text"><text:s text:c="4"/>return np.pi * n * alpha * h * c</text:span></text:p>
      <text:p text:style-name="P2"/>
      <text:p text:style-name="P2"><text:span text:style-name="Source_20_Text"># Compute the first 10 mass gaps using COM scaling</text:span></text:p>
      <text:p text:style-name="P2"><text:span text:style-name="Source_20_Text">mass_gaps_com = [com_mass_gap(n) for n in range(1, 11)]</text:span></text:p>
      <text:p text:style-name="P2"/>
      <text:p text:style-name="P2"><text:span text:style-name="Source_20_Text"># Compute the theoretical Yang-Mills mass gap based on lattice gauge results (comparison)</text:span></text:p>
      <text:p text:style-name="P2"><text:span text:style-name="Source_20_Text">yang_mills_mass_gap = [0.546 * 1e-23 * n for n in range(1, 11)] <text:s/># Approximate QCD lattice result</text:span></text:p>
      <text:p text:style-name="P2"/>
      <text:p text:style-name="P2"><text:span text:style-name="Source_20_Text"># Compute percentage error in mass gap alignment</text:span></text:p>
      <text:p text:style-name="P2"><text:span text:style-name="Source_20_Text">percentage_error_mass_gap = [</text:span></text:p>
      <text:p text:style-name="P2"><text:span text:style-name="Source_20_Text"><text:s text:c="4"/>abs((com_mass - ym_mass) / ym_mass) * 100 for com_mass, ym_mass in zip(mass_gaps_com, yang_mills_mass_gap)</text:span></text:p>
      <text:p text:style-name="P2"><text:span text:style-name="Source_20_Text">]</text:span></text:p>
      <text:p text:style-name="P2"/>
      <text:p text:style-name="P2"><text:span text:style-name="Source_20_Text"># Return computed mass gaps and their percentage error in alignment</text:span></text:p>
      <text:p text:style-name="P3"><text:span text:style-name="Source_20_Text">mass_gaps_com, yang_mills_mass_gap, percentage_error_mass_gap</text:span></text:p>
      <text:p text:style-name="P6">Result</text:p>
      <text:p text:style-name="P5">([4.5582904210261246e-27,</text:p>
      <text:p text:style-name="P5"><text:s text:c="2"/>9.116580842052249e-27,</text:p>
      <text:p text:style-name="P5"><text:s text:c="2"/>1.3674871263078372e-26,</text:p>
      <text:p text:style-name="P5"><text:s text:c="2"/>1.8233161684104498e-26,</text:p>
      <text:p text:style-name="P5"><text:s text:c="2"/>2.2791452105130622e-26,</text:p>
      <text:p text:style-name="P5"><text:s text:c="2"/>2.7349742526156743e-26,</text:p>
      <text:p text:style-name="P5"><text:s text:c="2"/>3.1908032947182867e-26,</text:p>
      <text:p text:style-name="P5"><text:s text:c="2"/>3.6466323368208997e-26,</text:p>
      <text:p text:style-name="P5"><text:s text:c="2"/>4.1024613789235115e-26,</text:p>
      <text:p text:style-name="P5"><text:s text:c="2"/>4.5582904210261244e-26],</text:p>
      <text:p text:style-name="P5"><text:s/>[5.46e-24,</text:p>
      <text:p text:style-name="P5"><text:s text:c="2"/>1.092e-23,</text:p>
      <text:p text:style-name="P5"><text:s text:c="2"/>1.638e-23,</text:p>
      <text:p text:style-name="P5"><text:s text:c="2"/>2.184e-23,</text:p>
      <text:p text:style-name="P5"><text:s text:c="2"/>2.73e-23,</text:p>
      <text:p text:style-name="P5"><text:s text:c="2"/>3.276e-23,</text:p>
      <text:p text:style-name="P5"><text:s text:c="2"/>3.822e-23,</text:p>
      <text:p text:style-name="P5"><text:s text:c="2"/>4.368e-23,</text:p>
      <text:p text:style-name="P5"><text:s text:c="2"/>4.914e-23,</text:p>
      <text:p text:style-name="P5"><text:s text:c="2"/>5.46e-23],</text:p>
      <text:p text:style-name="P5"><text:s/>[99.91651482745374,</text:p>
      <text:p text:style-name="P5"><text:s text:c="2"/>99.91651482745374,</text:p>
      <text:p text:style-name="P5"><text:s text:c="2"/>99.91651482745374,</text:p>
      <text:p text:style-name="P5"><text:s text:c="2"/>99.91651482745374,</text:p>
      <text:p text:style-name="P5"><text:s text:c="2"/>99.91651482745372,</text:p>
      <text:p text:style-name="P5"><text:s text:c="2"/>99.91651482745374,</text:p>
      <text:p text:style-name="P5"><text:s text:c="2"/>99.91651482745374,</text:p>
      <text:p text:style-name="P5"><text:s text:c="2"/>99.91651482745374,</text:p>
      <text:p text:style-name="P5"><text:s text:c="2"/>99.91651482745374,</text:p>
      <text:p text:style-name="P4"><text:s text:c="2"/>99.91651482745372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53:20.543736319</meta:creation-date>
    <dc:date>2025-02-09T05:53:40.250757505</dc:date>
    <meta:editing-duration>PT20S</meta:editing-duration>
    <meta:editing-cycles>1</meta:editing-cycles>
    <meta:document-statistic meta:table-count="0" meta:image-count="0" meta:object-count="0" meta:page-count="1" meta:paragraph-count="46" meta:word-count="168" meta:character-count="1469" meta:non-whitespace-character-count="1278"/>
    <meta:generator>LibreOffice/24.2.7.2$Linux_X86_64 LibreOffice_project/420$Build-2</meta:generator>
  </office:meta>
</office:document-meta>
</file>